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raction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00350376164567" calcext:value-type="float">
            <text:p>0,0035037616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0307544530162" calcext:value-type="float">
            <text:p>0,030754453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040981752986" calcext:value-type="float">
            <text:p>0,040981753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146948324392" calcext:value-type="float">
            <text:p>0,1469483244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147466691433" calcext:value-type="float">
            <text:p>0,1474666914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0.162195140627" calcext:value-type="float">
            <text:p>0,1621951406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211906352223" calcext:value-type="float">
            <text:p>0,2119063522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000" calcext:value-type="float">
            <text:p>2000</text:p>
          </table:table-cell>
          <table:table-cell office:value-type="float" office:value="0.1" calcext:value-type="float">
            <text:p>0,1</text:p>
          </table:table-cell>
          <table:table-cell office:value-type="float" office:value="0.32487180283" calcext:value-type="float">
            <text:p>0,3248718028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0.343187075793" calcext:value-type="float">
            <text:p>0,3431870758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000" calcext:value-type="float">
            <text:p>2000</text:p>
          </table:table-cell>
          <table:table-cell office:value-type="float" office:value="0.1" calcext:value-type="float">
            <text:p>0,1</text:p>
          </table:table-cell>
          <table:table-cell office:value-type="float" office:value="2.74000943619" calcext:value-type="float">
            <text:p>2,7400094362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5.34196587709" calcext:value-type="float">
            <text:p>5,3419658771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94.469297011" calcext:value-type="float">
            <text:p>394,469297011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96.803878622" calcext:value-type="float">
            <text:p>396,80387862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97.260603612" calcext:value-type="float">
            <text:p>397,26060361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01.028312961" calcext:value-type="float">
            <text:p>401,028312961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1.631920269" calcext:value-type="float">
            <text:p>401,631920269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05.323754391" calcext:value-type="float">
            <text:p>405,323754391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07.532095316" calcext:value-type="float">
            <text:p>407,532095316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23.54188598" calcext:value-type="float">
            <text:p>423,54188598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30.251168698" calcext:value-type="float">
            <text:p>430,251168698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933.056871773" calcext:value-type="float">
            <text:p>933,056871773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275.85962827" calcext:value-type="float">
            <text:p>1275,85962827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2000" calcext:value-type="float">
            <text:p>2000</text:p>
          </table:table-cell>
          <table:table-cell office:value-type="float" office:value="0.1" calcext:value-type="float">
            <text:p>0,1</text:p>
          </table:table-cell>
          <table:table-cell office:value-type="float" office:value="8445.22162416" calcext:value-type="float">
            <text:p>8445,22162416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27133.201535" calcext:value-type="float">
            <text:p>227133,20153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1768.292144" calcext:value-type="float">
            <text:p>241768,292144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49072.132474" calcext:value-type="float">
            <text:p>249072,132474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85453.453492" calcext:value-type="float">
            <text:p>285453,453492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6353.648334" calcext:value-type="float">
            <text:p>286353,648334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358257.793884" calcext:value-type="float">
            <text:p>358257,793884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66053.015825" calcext:value-type="float">
            <text:p>366053,01582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617832.670853" calcext:value-type="float">
            <text:p>617832,670853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719182.251837" calcext:value-type="float">
            <text:p>719182,251837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21848590.8889" calcext:value-type="float">
            <text:p>21848590,8889</text:p>
          </table:table-cell>
        </table:table-row>
      </table:table>
      <table:named-expressions/>
      <table:database-ranges>
        <table:database-range table:name="__Anonymous_Sheet_DB__0" table:target-range-address="Tabelle1.A1:Tabelle1.D37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.00.0000</text:date>, <text:time style:data-style-name="N2" text:time-value="21:26:35.15129632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9:38:01.909369141</meta:creation-date>
    <dc:date>2017-11-23T21:36:53.156147424</dc:date>
    <meta:editing-duration>PT11M8S</meta:editing-duration>
    <meta:editing-cycles>4</meta:editing-cycles>
    <meta:generator>LibreOffice/5.1.6.2$Linux_X86_64 LibreOffice_project/10m0$Build-2</meta:generator>
    <meta:document-statistic meta:table-count="1" meta:cell-count="148" meta:object-count="0"/>
  </office:meta>
</office:document-meta>
</file>